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8A9B230CB066EC6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8.653cm" fo:margin-left="-1.388cm" table:align="left" style:writing-mode="lr-tb"/>
    </style:style>
    <style:style style:name="Tabulka1.A" style:family="table-column">
      <style:table-column-properties style:column-width="3.572cm"/>
    </style:style>
    <style:style style:name="Tabulka1.B" style:family="table-column">
      <style:table-column-properties style:column-width="15.08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ce1a8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41ddd4" officeooo:paragraph-rsid="0041ddd4"/>
    </style:style>
    <style:style style:name="P19" style:family="paragraph" style:parent-style-name="Table_20_Contents">
      <style:text-properties officeooo:paragraph-rsid="001a5680"/>
    </style:style>
    <style:style style:name="P20" style:family="paragraph" style:parent-style-name="Table_20_Contents">
      <style:text-properties officeooo:paragraph-rsid="00479273"/>
    </style:style>
    <style:style style:name="P21" style:family="paragraph" style:parent-style-name="Table_20_Contents" style:list-style-name="L1">
      <style:text-properties fo:font-size="10pt" officeooo:rsid="004c8b7c" officeooo:paragraph-rsid="004c8b7c" style:font-size-asian="10pt" style:font-size-complex="10pt"/>
    </style:style>
    <style:style style:name="P22" style:family="paragraph" style:parent-style-name="Heading" style:master-page-name="Standard">
      <style:paragraph-properties fo:margin-top="0cm" fo:margin-bottom="1cm" loext:contextual-spacing="false" fo:text-align="center" style:justify-single-word="false" style:page-number="auto"/>
      <style:text-properties fo:background-color="transparent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9b1c" fo:background-color="transparent" loext:char-shading-value="0"/>
    </style:style>
    <style:style style:name="T14" style:family="text">
      <style:text-properties officeooo:rsid="00455425" fo:background-color="transparent" loext:char-shading-value="0"/>
    </style:style>
    <style:style style:name="T15" style:family="text">
      <style:text-properties officeooo:rsid="00487929" fo:background-color="transparent" loext:char-shading-value="0"/>
    </style:style>
    <style:style style:name="T16" style:family="text">
      <style:text-properties officeooo:rsid="004c8b7c" fo:background-color="transparent" loext:char-shading-value="0"/>
    </style:style>
    <style:style style:name="T17" style:family="text">
      <style:text-properties officeooo:rsid="001a5680"/>
    </style:style>
    <style:style style:name="T18" style:family="text">
      <style:text-properties officeooo:rsid="001d9b1c"/>
    </style:style>
    <style:style style:name="T19" style:family="text">
      <style:text-properties officeooo:rsid="0026e5cd"/>
    </style:style>
    <style:style style:name="T20" style:family="text">
      <style:text-properties officeooo:rsid="002818bb"/>
    </style:style>
    <style:style style:name="T21" style:family="text">
      <style:text-properties officeooo:rsid="0043daa3"/>
    </style:style>
    <style:style style:name="T22" style:family="text">
      <style:text-properties officeooo:rsid="00455425"/>
    </style:style>
    <style:style style:name="T23" style:family="text">
      <style:text-properties officeooo:rsid="00487929"/>
    </style:style>
    <style:style style:name="T24" style:family="text">
      <style:text-properties officeooo:rsid="004c8b7c"/>
    </style:style>
    <style:style style:name="T25" style:family="text">
      <style:text-properties officeooo:rsid="004ce1a8"/>
    </style:style>
    <style:style style:name="T26" style:family="text">
      <style:text-properties officeooo:rsid="004d543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23">Mediální odbor</text:span></text:p>
            <text:p text:style-name="P15">z<text:span text:style-name="T17">a</text:span>st<text:span text:style-name="T17">o</text:span>up<text:span text:style-name="T17">ena</text:span>: <text:span text:style-name="T23">Mikuláš Ferjenčík, vedoucí</text:span>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19"><text:span text:style-name="T17">Jméno</text:span>: <text:span text:style-name="T24">Michal Zachar</text:span></text:p>
            <text:p text:style-name="P17"><text:span text:style-name="T21">IČO</text:span>: <text:span text:style-name="T24">70071951</text:span> <text:s text:c="3"/><text:span text:style-name="T21">místo podnikání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Table_20_Contents">Vedoucí odpovídačů</text:p>
            <text:list xml:id="list9122828823190103801" text:style-name="L1">
              <text:list-item>
                <text:p text:style-name="P21">Řídí dobrovolnický tým, který je aktivní na účtech Pirátů na sociálních sítích (FB, Twitter, Youtube, Instagram), kde odpovídá na dotazy zaslané ve zprávách, brání veřejné profily strany a jejích představitelů před spamem, boty a trolly.</text:p>
              </text:list-item>
              <text:list-item>
                <text:p text:style-name="P21">Aktivně hlídá a reaguje na obsah na sociální sítí, jeho tým má nepřetržité pokrytí</text:p>
              </text:list-item>
              <text:list-item>
                <text:p text:style-name="P21">Plně využívá všech komunikačních nástrojů sociálních sítí a permanentně zvyšuje jejich dosah</text:p>
              </text:list-item>
              <text:list-item>
                <text:p text:style-name="P21">Aktivně spolupracuje s mediální odborem strany, PR manažerem, Social media manažerem a volebním štábem na komplexním profesionálním obrazu stran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1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5">20</text:span>h <text:span text:style-name="T18">týdně </text:span>(slovy: <text:span text:style-name="T26">dvacet</text:span>hodin)</text:p>
            <text:p text:style-name="P20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18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5">18.000,-</text:span>Kč měsíčně </text:p>
            <text:p text:style-name="P14">• úkolová odměna: až <text:span text:style-name="T25">3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19">Od 01-03-2018 na dobu neurčitou</text:span></text:p>
          </table:table-cell>
        </table:table-row>
      </table:table>
      <text:p text:style-name="P7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5">V <text:span text:style-name="T18">Praze</text:span> dne <text:span text:style-name="T20">01.03.2018</text:span></text:p>
      <text:p text:style-name="P6">Za zadavatele: <text:tab/><text:tab/><text:tab/>Za dodavatele: </text:p>
      <text:p text:style-name="P8"><text:span text:style-name="T15">Mikuláš Ferjenčík</text:span><text:span text:style-name="T14"> <text:s text:c="3"/><text:tab/></text:span><text:span text:style-name="T13"><text:tab/><text:tab/></text:span><text:span text:style-name="T16">Michal Zachar</text:span></text:p>
      <text:p text:style-name="P9"/>
      <text:p text:style-name="P6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05cm" fo:margin-bottom="0.464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3.30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-1cm" svg:width="5.666cm" svg:height="2.346cm" draw:z-index="0"><draw:image xlink:href="Pictures/100002010000044A000001C78A9B230CB066EC69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9T14:32:28.781131289</dc:date>
    <meta:editing-cycles>135</meta:editing-cycles>
    <meta:editing-duration>P24DT14H31M29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1" meta:paragraph-count="36" meta:word-count="270" meta:character-count="1955" meta:non-whitespace-character-count="1706"/>
    <meta:user-defined meta:name="Informace 1"/>
    <meta:user-defined meta:name="Informace 2"/>
    <meta:user-defined meta:name="Informace 3"/>
    <meta:user-defined meta:name="Informace 4"/>
  </office:meta>
</office:document-meta>
</file>